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ff00"/>
      <style:text-properties fo:color="#000000"/>
    </style:style>
    <style:style style:name="ce36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2">
      <style:text-properties fo:font-weight="bold" style:font-weight-asian="bold" style:font-weight-complex="bold"/>
    </style:style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/>
    <style:style style:name="ce5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style:text-align-source="value-type" style:repeat-content="false"/>
      <style:paragraph-properties fo:margin-left="0in"/>
    </style:style>
    <style:style style:name="ce63" style:family="table-cell" style:parent-style-name="Default">
      <style:table-cell-properties fo:background-color="#b3b3b3"/>
      <style:text-properties fo:color="#b3b3b3"/>
    </style:style>
    <style:style style:name="ce64" style:family="table-cell" style:parent-style-name="Default">
      <style:table-cell-properties fo:background-color="#b3b3b3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Replace fixed strategies (e.g. bottum-up) by arbitrary name</text:p>
          </table:table-cell>
          <table:table-cell table:style-name="ce40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3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.3">
            <text:p>30%</text:p>
          </table:table-cell>
          <table:table-cell table:style-name="ce42" office:value-type="string">
            <text:p>Jurgen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0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0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0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0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3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5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6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6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0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6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6" office:value-type="string">
            <text:p>fun keyword in types</text:p>
          </table:table-cell>
          <table:table-cell table:style-name="ce41"/>
          <table:table-cell table:style-name="ce44"/>
          <table:table-cell table:style-name="ce50"/>
          <table:table-cell table:style-name="ce44" office:value-type="string">
            <text:p>Jurgen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/>
          <table:table-cell table:style-name="ce33" office:value-type="string">
            <text:p>Remove strategy from enumerators</text:p>
          </table:table-cell>
          <table:table-cell/>
          <table:table-cell table:style-name="Default" table:number-columns-repeated="2"/>
          <table:table-cell table:style-name="Default" office:value-type="string">
            <text:p>Paul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0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37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7])" office:value-type="float" office:value="312.9">
            <text:p>312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01]-SUMPRODUCT([.D4:.D97];[.E4:.E97])" office:value-type="float" office:value="129.1">
            <text:p>129.1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3"/>
        <table:table-column table:style-name="co7" table:default-cell-style-name="ce55"/>
        <table:table-column table:style-name="co15" table:default-cell-style-name="ce53"/>
        <table:table-column table:style-name="co16" table:default-cell-style-name="ce56"/>
        <table:table-column table:style-name="co17" table:default-cell-style-name="ce53"/>
        <table:table-column table:style-name="co18" table:default-cell-style-name="ce56"/>
        <table:table-column table:style-name="co19" table:default-cell-style-name="ce53"/>
        <table:table-column table:style-name="co20" table:default-cell-style-name="ce56"/>
        <table:table-column table:style-name="co21" table:default-cell-style-name="ce58"/>
        <table:table-column table:style-name="co22" table:default-cell-style-name="ce53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0" office:value-type="date" office:date-value="2009-08-16">
            <text:p>08/16/09</text:p>
          </table:table-cell>
        </table:table-row>
        <table:table-row table:style-name="ro1">
          <table:table-cell table:style-name="ce60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3"/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+</text:p>
          </table:table-cell>
          <table:table-cell table:style-name="ce35" office:value-type="string">
            <text:p>concat</text:p>
          </table:table-cell>
          <table:table-cell table:style-name="ce35" office:value-type="string">
            <text:p>union</text:p>
          </table:table-cell>
          <table:table-cell table:style-name="ce35" office:value-type="string">
            <text:p>join</text:p>
          </table:table-cell>
          <table:table-cell table:style-name="ce35"/>
          <table:table-cell table:style-name="ce35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2"/>
          <table:table-cell table:style-name="ce63"/>
          <table:table-cell table:style-name="ce35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3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4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4"/>
          <table:table-cell table:style-name="ce33" office:value-type="string">
            <text:p>subtract</text:p>
          </table:table-cell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4"/>
          <table:table-cell table:style-name="ce33" table:number-columns-repeated="3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3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4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4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4"/>
          <table:table-cell table:style-name="ce33" table:number-columns-repeated="2"/>
          <table:table-cell table:style-name="ce64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3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4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4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3"/>
          <table:table-cell table:style-name="ce33" office:value-type="string">
            <text:p>remainder</text:p>
          </table:table-cell>
          <table:table-cell table:style-name="ce64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/>
          <table:table-cell table:style-name="ce64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3"/>
          <table:table-cell table:style-name="ce64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4"/>
          <table:table-cell table:style-name="ce33" office:value-type="string">
            <text:p>intersect</text:p>
          </table:table-cell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64" table:number-columns-repeated="4"/>
          <table:table-cell table:style-name="ce33" table:number-columns-repeated="2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3"/>
          <table:table-cell table:style-name="ce64" table:number-columns-repeated="7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64" table:number-columns-repeated="7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4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4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4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4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4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4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4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4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4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4"/>
          <table:table-cell table:style-name="ce33" office:value-type="string">
            <text:p>contains</text:p>
          </table:table-cell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 table:number-columns-repeated="4"/>
          <table:table-cell table:style-name="ce33" table:number-columns-repeated="3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4" table:number-columns-repeated="4"/>
          <table:table-cell table:style-name="ce33" table:number-columns-repeated="3"/>
          <table:table-cell table:style-name="ce64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 table:number-columns-repeated="4"/>
          <table:table-cell table:style-name="ce33" table:number-columns-repeated="3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1" office:value-type="string">
            <text:p>Match</text:p>
          </table:table-cell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1" office:value-type="string">
            <text:p>!~</text:p>
          </table:table-cell>
          <table:table-cell table:style-name="ce61" office:value-type="string">
            <text:p>NoMatch</text:p>
          </table:table-cell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1" table:number-columns-repeated="2"/>
          <table:table-cell table:style-name="ce33" table:number-columns-repeated="7"/>
          <table:table-cell table:style-name="ce64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4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4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4" table:number-columns-repeated="8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 table:number-columns-repeated="8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4" table:number-columns-repeated="8"/>
          <table:table-cell table:style-name="ce33"/>
          <table:table-cell table:style-name="ce6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 table:number-columns-repeated="8"/>
          <table:table-cell table:style-name="ce33"/>
          <table:table-cell table:style-name="ce6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4"/>
          <table:table-cell table:style-name="ce33" table:number-columns-repeated="2"/>
          <table:table-cell table:style-name="ce64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4"/>
          <table:table-cell table:style-name="ce33" table:number-columns-repeated="2"/>
          <table:table-cell table:style-name="ce64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4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4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4" table:number-columns-repeated="4"/>
          <table:table-cell table:style-name="ce33"/>
          <table:table-cell table:style-name="ce64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4" table:number-columns-repeated="4"/>
          <table:table-cell table:style-name="ce33"/>
          <table:table-cell table:style-name="ce64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4"/>
          <table:table-cell table:style-name="ce64" office:value-type="string">
            <text:p>list</text:p>
          </table:table-cell>
          <table:table-cell table:style-name="ce64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4"/>
          <table:table-cell table:style-name="ce64" office:value-type="string">
            <text:p>map</text:p>
          </table:table-cell>
          <table:table-cell table:style-name="ce64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4"/>
          <table:table-cell table:style-name="ce64" office:value-type="string">
            <text:p>set</text:p>
          </table:table-cell>
          <table:table-cell table:style-name="ce64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4"/>
          <table:table-cell table:style-name="ce64" office:value-type="string">
            <text:p>relation</text:p>
          </table:table-cell>
          <table:table-cell table:style-name="ce64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1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1" office:value-type="string">
            <text:p>!~</text:p>
          </table:table-cell>
          <table:table-cell table:style-name="ce61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1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11-22T21:56:44</meta:creation-date>
    <dc:date>2009-09-16T11:54:00</dc:date>
    <dc:language>en-US</dc:language>
    <meta:editing-cycles>283</meta:editing-cycles>
    <meta:editing-duration>PT329H59M32S</meta:editing-duration>
    <dc:creator>Paul Klint</dc:creator>
    <meta:document-statistic meta:table-count="8" meta:cell-count="1255" meta:object-count="0"/>
    <meta:user-defined meta:name="Info 1"/>
    <meta:user-defined meta:name="Info 2"/>
    <meta:user-defined meta:name="Info 3"/>
    <meta:user-defined meta:name="Info 4"/>
  </office:meta>
</office:document-meta>
</file>